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officeooo:rsid="001ce874" officeooo:paragraph-rsid="001ce874"/>
    </style:style>
    <style:style style:name="P2" style:family="paragraph" style:parent-style-name="Standard">
      <style:text-properties officeooo:rsid="001ce874" officeooo:paragraph-rsid="001ce874"/>
    </style:style>
    <style:style style:name="P3" style:family="paragraph" style:parent-style-name="Standard">
      <style:text-properties officeooo:rsid="001e7117" officeooo:paragraph-rsid="001e7117"/>
    </style:style>
    <style:style style:name="T1" style:family="text">
      <style:text-properties officeooo:rsid="001e7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! How are you doing ?</text:p>
      <text:p text:style-name="P3">Everything f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6:25:56.719958876</meta:creation-date>
    <dc:date>2018-04-15T22:40:27.843530508</dc:date>
    <meta:editing-duration>PT4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8" meta:character-count="39" meta:non-whitespace-character-count="33"/>
  </office:meta>
</office:document-meta>
</file>